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officeooo:paragraph-rsid="0003c9f5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text:line-break/> PROJETO DE BANCO DE DADOS<text:line-break/><text:line-break/> “O projeto de banco de dados é o processo de criar uma estrutura de dados que seja eficiente, consistente e represente corretamente os requisitos da aplicação. Ele envolve a modelagem dos dados e a definição de estruturas que permitam o armazenamento e a recuperação eficaz das informações.” <text:s/><text:line-break/>Elmasri, R. &amp; Navathe, S. B. (2011). *Fundamentals of Database Systems* (6th ed.)<text:line-break/><text:line-break/> Etapas principais do projeto de banco de dados segundo Elmasri &amp; Navathe (2011)<text:line-break/><text:line-break/>1. Análise de Requisitos: compreender as necessidades informacionais dos usuários. <text:s/><text:line-break/> <text:s text:c="2"/>Essa etapa foi realizada com base na identificação das funcionalidades do sistema e está detalhada no Apêndice A, na seção de Análise de Requisitos e Requisitos Funcionais.<text:line-break/><text:line-break/>2. Projeto Conceitual: modelar os dados com diagramas ER. <text:s/><text:line-break/> <text:s text:c="2"/>Nesta fase, foi criado um modelo abstrato do sistema utilizando o Diagrama de Classes UML, definindo entidades, atributos e relacionamentos entre os objetos do sistema.<text:line-break/><text:line-break/>3. Projeto Lógico: mapear o modelo conceitual para o modelo relacional. <text:s/><text:line-break/> <text:s text:c="2"/>Foi realizado o mapeamento do modelo conceitual para o modelo relacional, transformando classes em tabelas e relacionamentos em chaves estrangeiras, mantendo a integridade semântica do sistema.<text:line-break/><text:line-break/>4. Projeto Físico: decidir sobre estruturas de armazenamento e índices. <text:s/><text:line-break/> <text:s text:c="2"/>No projeto físico de banco de dados, o objetivo é transformar o projeto lógico em uma implementação eficiente no sistema gerenciador de banco de dados (SGBD) escolhido. Nesta fase, são definidas decisões práticas relacionadas ao desempenho, armazenamento e organização física dos dados.<text:line-break/><text:line-break/><text:line-break/><text:soft-page-break/><text:line-break/> Principais Atividades do Projeto Físico<text:line-break/><text:line-break/> 1.Escolha dos Tipos de Dados<text:line-break/><text:line-break/>Selecionar os tipos de dados apropriados para cada atributo (por exemplo, `VARCHAR(100)`, `INT`, `DATE`), considerando desempenho e economia de espaço.<text:line-break/><text:line-break/>Dicionário de Dados<text:line-break/><text:line-break/>| Tabela <text:s text:c="7"/>| Atributo / Coluna <text:s text:c="4"/>| Tipo de Dado <text:s text:c="6"/>| Observações <text:s text:c="37"/>|<text:line-break/>|---------------|------------------------|--------------------|--------------------------------------------------|<text:line-break/>| `usuarios` <text:s text:c="3"/>| id <text:s text:c="20"/>| INT <text:s text:c="15"/>| Chave primária (PK), auto increment <text:s text:c="13"/>|<text:line-break/>| <text:s text:c="14"/>| email <text:s text:c="17"/>| VARCHAR(255) <text:s text:c="6"/>| Único e obrigatório <text:s text:c="29"/>|<text:line-break/>| <text:s text:c="14"/>| senha_hash <text:s text:c="12"/>| CHAR(60) <text:s text:c="10"/>| Armazena hash bcrypt <text:s text:c="28"/>|<text:line-break/>| <text:s text:c="14"/>| created_at <text:s text:c="12"/>| DATETIME <text:s text:c="10"/>| Data de criação <text:s text:c="33"/>|<text:line-break/>| <text:s text:c="14"/>| updated_at <text:s text:c="12"/>| DATETIME <text:s text:c="10"/>| Data da última atualização <text:s text:c="22"/>|<text:line-break/>| `administradores` | usuario_id <text:s text:c="8"/>| INT <text:s text:c="15"/>| FK para `usuarios.id`, também é PK <text:s text:c="14"/>|<text:line-break/>| <text:s text:c="14"/>| nivel_acesso <text:s text:c="10"/>| TINYINT <text:s text:c="11"/>| Nível de acesso (ex: 1 = editor, 2 = admin) <text:s text:c="5"/>|<text:line-break/>| `conteudos` <text:s text:c="2"/>| id <text:s text:c="20"/>| INT <text:s text:c="15"/>| PK, auto increment <text:s text:c="30"/>|<text:line-break/>| <text:s text:c="14"/>| titulo <text:s text:c="16"/>| VARCHAR(255) <text:s text:c="6"/>| Obrigatório <text:s text:c="37"/>|<text:line-break/>| <text:s text:c="14"/>| descricao <text:s text:c="13"/>| TEXT <text:s text:c="14"/>| <text:s text:c="49"/>|<text:line-break/>| <text:s text:c="14"/>| imagem <text:s text:c="16"/>| VARCHAR(255) <text:s text:c="6"/>| Caminho ou URL <text:s text:c="34"/>|<text:line-break/>| <text:s text:c="14"/>| categoria_id <text:s text:c="10"/>| INT <text:s text:c="15"/>| FK para `categorias.id` <text:s text:c="25"/>|<text:line-break/>| <text:s text:c="14"/>| created_at <text:s text:c="12"/>| DATETIME <text:s text:c="10"/>| <text:s text:c="49"/>|<text:line-break/>| <text:s text:c="14"/>| updated_at <text:s text:c="12"/>| DATETIME <text:s text:c="10"/>| <text:s text:c="49"/><text:soft-page-break/>|<text:line-break/>| `categorias` <text:s/>| id <text:s text:c="20"/>| INT <text:s text:c="15"/>| PK <text:s text:c="46"/>|<text:line-break/>| <text:s text:c="14"/>| nome_categoria <text:s text:c="8"/>| VARCHAR(100) <text:s text:c="6"/>| Obrigatório e único <text:s text:c="29"/>|<text:line-break/>| `mapas` <text:s text:c="6"/>| conteudo_id <text:s text:c="11"/>| INT <text:s text:c="15"/>| FK para `conteudos.id`, também é PK <text:s text:c="13"/>|<text:line-break/>| <text:s text:c="14"/>| coordenadas <text:s text:c="11"/>| POINT <text:s text:c="13"/>| Tipo espacial <text:s text:c="35"/>|<text:line-break/>| <text:s text:c="14"/>| zoom_nivel <text:s text:c="12"/>| INT <text:s text:c="15"/>| DEFAULT 15 <text:s text:c="38"/>|<text:line-break/><text:line-break/>---<text:line-break/><text:line-break/>2. Definição de Índices<text:line-break/><text:line-break/>Criar índices em colunas que são frequentemente usadas em buscas (`WHERE`), ordenações (`ORDER BY`) e junções (`JOIN`), a fim de acelerar a recuperação de dados.<text:line-break/><text:line-break/>| Tabela <text:s text:c="7"/>| Coluna(s) <text:s text:c="23"/>| Tipo de Índice | Finalidade <text:s text:c="37"/>|<text:line-break/>|---------------|----------------------------------|----------------|-------------------------------------------------|<text:line-break/>| `usuarios` <text:s text:c="3"/>| `email` <text:s text:c="25"/>| Único <text:s text:c="9"/>| Agilizar login <text:s text:c="33"/>|<text:line-break/>| `conteudos` <text:s text:c="2"/>| `categoria_id` <text:s text:c="18"/>| Simples <text:s text:c="7"/>| Filtragem por categoria <text:s text:c="24"/>|<text:line-break/>| `conteudos` <text:s text:c="2"/>| `titulo`, `descricao` <text:s text:c="11"/>| Full-text <text:s text:c="5"/>| Busca textual <text:s text:c="34"/>|<text:line-break/>| `mapas` <text:s text:c="6"/>| `coordenadas` <text:s text:c="19"/>| Espacial <text:s text:c="6"/>| Consultas geográficas <text:s text:c="26"/>|<text:line-break/><text:line-break/><text:line-break/><text:line-break/>3. Especificação de Restrições Físicas e Regras de Integridade**<text:line-break/><text:line-break/>Implementar:<text:line-break/>- Chaves primárias<text:line-break/>- Chaves estrangeiras<text:line-break/>- Restrições de unicidade<text:line-break/>- Valores padrão<text:line-break/><text:soft-page-break/>- Campos obrigatórios<text:line-break/>- Gatilhos (*triggers*) e visões (*views*)<text:line-break/><text:line-break/>| Tipo de Restrição <text:s text:c="4"/>| Descrição <text:s text:c="64"/>|<text:line-break/>|------------------------|---------------------------------------------------------------------------|<text:line-break/>| Chaves Primárias (PK) <text:s/>| `usuarios.id`, `administradores.usuario_id`, `conteudos.id`, `categorias.id`, `mapas.conteudo_id` |<text:line-break/>| Chaves Estrangeiras (FK)| `administradores.usuario_id` → `usuarios.id`&lt;br&gt;`conteudos.categoria_id` → `categorias.id`&lt;br&gt;`mapas.conteudo_id` → `conteudos.id` |<text:line-break/>| Unicidade <text:s text:c="13"/>| `usuarios.email`, `categorias.nome_categoria` <text:s text:c="27"/>|<text:line-break/>| Valores Padrão <text:s text:c="8"/>| `zoom_nivel = 15`, `updated_at` com atualização automática <text:s text:c="13"/>|<text:line-break/>| Não Nulos <text:s text:c="13"/>| `titulo`, `nome_categoria`, `email`, `senha_hash` <text:s text:c="23"/>|<text:line-break/><text:line-break/>---<text:line-break/><text:line-break/> 4. Definição de Segurança e Acesso<text:line-break/><text:line-break/>Especificar permissões de acesso (quem pode ler, inserir, alterar ou excluir dados) e criar usuários e papéis (*roles*) no banco.<text:line-break/><text:line-break/>| Recurso <text:s text:c="15"/>| Descrição <text:s text:c="64"/>|<text:line-break/>|------------------------|---------------------------------------------------------------------------|<text:line-break/>| Papéis (Roles) <text:s text:c="8"/>| `visitante`: permissões somente leitura&lt;br&gt;`admin`: permissões completas |<text:line-break/>| Proteção de Dados <text:s text:c="5"/>| Senhas armazenadas com `bcrypt`&lt;br&gt;Uso de *prepared statements* <text:s text:c="9"/>|<text:line-break/><text:line-break/><text:line-break/><text:line-break/>5. Planejamento de Backup e Recuperação<text:line-break/><text:line-break/>Estruturar o ambiente para backup regular, recuperação em caso de falhas e replicação se necessário.<text:line-break/><text:line-break/>| Ação <text:s text:c="18"/>| Descrição <text:s text:c="64"/>|<text:line-break/><text:soft-page-break/>|------------------------|---------------------------------------------------------------------------|<text:line-break/>| Backup <text:s text:c="16"/>| Diário automático do banco de dados <text:s text:c="37"/>|<text:line-break/>| Recuperação <text:s text:c="11"/>| Script básico de restauração em caso de falhas <text:s text:c="26"/>|<text:line-break/>| Replicação (futura) <text:s text:c="3"/>| Estratégia preparada para expansão <text:s text:c="40"/>|<text:line-break/><text:line-break/><text:line-break/><text:line-break/>Considerações Finais<text:line-break/><text:line-break/>O projeto de banco de dados do sistema "Tour Tec Corumbá" seguiu uma metodologia clara e estruturada, garantindo eficiência, segurança e escalabilidade. A partir da análise de requisitos até a definição física do banco, todas as etapas foram realizadas visando atender tanto as demandas funcionais quanto não funcionais do sistema.<text:line-break/><text:line-break/>Com isso, o projeto proporciona uma base sólida para o desenvolvimento do sistema web, permitindo a divulgação e preservação do patrimônio cultural da cidade de Corumbá por meio da tecnologia.<text:line-break/><text:line-break/></text:p>
      <text:p text:style-name="P1"/>
      <text:p text:style-name="P1"/>
      <text:p text:style-name="P1"/>
      <text:p text:style-name="P1"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09:26:53.854000000</meta:creation-date>
    <dc:date>2025-06-05T09:46:17.963000000</dc:date>
    <meta:editing-duration>PT19M23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2" meta:word-count="866" meta:character-count="8028" meta:non-whitespace-character-count="5018"/>
  </office:meta>
</office:document-meta>
</file>